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7.525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qrdoor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uF/50V</text:p>
          </table:table-cell>
          <table:table-cell office:value-type="float" office:value="210703" calcext:value-type="float">
            <text:p>2107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22uF/16V Tantal</text:p>
          </table:table-cell>
          <table:table-cell office:value-type="float" office:value="210244" calcext:value-type="float">
            <text:p>2102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470 µF, 63 V</text:p>
          </table:table-cell>
          <table:table-cell office:value-type="float" office:value="211146" calcext:value-type="float">
            <text:p>2111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3</text:p>
          </table:table-cell>
          <table:table-cell office:value-type="string" calcext:value-type="string">
            <text:p>1N4004</text:p>
          </table:table-cell>
          <table:table-cell office:value-type="float" office:value="140298" calcext:value-type="float">
            <text:p>1402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BU606, 600 V / 6 A</text:p>
          </table:table-cell>
          <table:table-cell office:value-type="float" office:value="150214" calcext:value-type="float">
            <text:p>1502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, J4</text:p>
          </table:table-cell>
          <table:table-cell office:value-type="string" calcext:value-type="string">
            <text:p>Conn_01x08_Female</text:p>
          </table:table-cell>
          <table:table-cell office:value-type="float" office:value="451498" calcext:value-type="float">
            <text:p>4514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2, J7</text:p>
          </table:table-cell>
          <table:table-cell office:value-type="string" calcext:value-type="string">
            <text:p>Screw_Terminal_01x02</text:p>
          </table:table-cell>
          <table:table-cell office:value-type="float" office:value="453102" calcext:value-type="float">
            <text:p>4531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3, J5</text:p>
          </table:table-cell>
          <table:table-cell office:value-type="string" calcext:value-type="string">
            <text:p>Conn_01x08_Mal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ECON CONNECT Stiftleiste Serie PS, 4-polig</text:p>
          </table:table-cell>
          <table:table-cell office:value-type="float" office:value="451480" calcext:value-type="float">
            <text:p>4514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Conn_01x04_Female</text:p>
          </table:table-cell>
          <table:table-cell office:value-type="float" office:value="451473" calcext:value-type="float">
            <text:p>4514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9, J10</text:p>
          </table:table-cell>
          <table:table-cell office:value-type="string" calcext:value-type="string">
            <text:p>Screw_Terminal_01x03</text:p>
          </table:table-cell>
          <table:table-cell office:value-type="float" office:value="453103" calcext:value-type="float">
            <text:p>4531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AZ9371-1A-12DE, 12V, 1 Schließer</text:p>
          </table:table-cell>
          <table:table-cell office:value-type="float" office:value="341027" calcext:value-type="float">
            <text:p>3410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C337</text:p>
          </table:table-cell>
          <table:table-cell office:value-type="float" office:value="130327" calcext:value-type="float">
            <text:p>1303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 R3</text:p>
          </table:table-cell>
          <table:table-cell office:value-type="string" calcext:value-type="string">
            <text:p>10K</text:p>
          </table:table-cell>
          <table:table-cell office:value-type="float" office:value="221596" calcext:value-type="float">
            <text:p>2215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20R</text:p>
          </table:table-cell>
          <table:table-cell office:value-type="float" office:value="220058" calcext:value-type="float">
            <text:p>2200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Push_LED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ESP32-CAM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8-36Vin, 5Vout, 1000mA</text:p>
          </table:table-cell>
          <table:table-cell office:value-type="float" office:value="352838" calcext:value-type="float">
            <text:p>352838</text:p>
          </table:table-cell>
        </table:table-row>
        <table:table-row table:style-name="ro1" table:number-rows-repeated="104855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06T15:23:04.658310698</dc:date>
    <meta:editing-duration>PT22S</meta:editing-duration>
    <meta:editing-cycles>1</meta:editing-cycles>
    <meta:document-statistic meta:table-count="1" meta:cell-count="93" meta:object-count="0"/>
    <meta:generator>LibreOffice/7.3.7.2$Linux_X86_64 LibreOffice_project/30$Build-2</meta:generator>
  </office:meta>
</office:document-meta>
</file>